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5" style:family="table-cell" style:parent-style-name="Default" style:data-style-name="N2">
      <style:table-cell-properties fo:border-bottom="none" fo:border-left="0.99pt inset #000000" fo:border-right="none" fo:border-top="0.99pt inset #000000"/>
    </style:style>
    <style:style style:name="ce11" style:family="table-cell" style:parent-style-name="Default" style:data-style-name="N123">
      <style:table-cell-properties fo:border-bottom="none" fo:border-left="0.99pt inset #000000" fo:border-right="none" fo:border-top="none"/>
    </style:style>
    <style:style style:name="ce36" style:family="table-cell" style:parent-style-name="Default" style:data-style-name="N2">
      <style:table-cell-properties fo:border-bottom="none" fo:border-left="0.99pt inset #000000" fo:border-right="none" fo:border-top="none"/>
    </style:style>
    <style:style style:name="ce37" style:family="table-cell" style:parent-style-name="Default" style:data-style-name="N2">
      <style:table-cell-properties fo:border-bottom="0.99pt inset #000000" fo:border-left="0.99pt inset #000000" fo:border-right="none" fo:border-top="none"/>
    </style:style>
    <style:style style:name="ce38" style:family="table-cell" style:parent-style-name="Default" style:data-style-name="N2"/>
    <style:style style:name="ce30" style:family="table-cell" style:parent-style-name="Default">
      <style:table-cell-properties fo:background-color="#bbe33d"/>
    </style:style>
    <style:style style:name="ce39" style:family="table-cell" style:parent-style-name="Default" style:data-style-name="N2">
      <style:table-cell-properties fo:border-bottom="none" fo:border-left="none" fo:border-right="none" fo:border-top="0.99pt inset #000000"/>
    </style:style>
    <style:style style:name="ce40" style:family="table-cell" style:parent-style-name="Default" style:data-style-name="N2">
      <style:table-cell-properties fo:border-bottom="0.99pt inset #000000" fo:border-left="none" fo:border-right="none" fo:border-top="none"/>
    </style:style>
    <style:style style:name="ce16" style:family="table-cell" style:parent-style-name="Default" style:data-style-name="N10">
      <style:table-cell-properties style:vertical-align="middle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729fcf"/>
      <style:text-properties fo:font-weight="bold" style:font-weight-asian="bold" style:font-weight-complex="bold"/>
    </style:style>
    <style:style style:name="ce28" style:family="table-cell" style:parent-style-name="Default" style:data-style-name="N10"/>
    <style:style style:name="ce41" style:family="table-cell" style:parent-style-name="Default" style:data-style-name="N2">
      <style:table-cell-properties fo:border-bottom="none" fo:border-left="none" fo:border-right="0.99pt inset #000000" fo:border-top="0.99pt inset #000000"/>
    </style:style>
    <style:style style:name="ce42" style:family="table-cell" style:parent-style-name="Default" style:data-style-name="N2">
      <style:table-cell-properties fo:border-bottom="none" fo:border-left="none" fo:border-right="0.99pt inset #000000" fo:border-top="none"/>
    </style:style>
    <style:style style:name="ce43" style:family="table-cell" style:parent-style-name="Default" style:data-style-name="N2">
      <style:table-cell-properties fo:border-bottom="0.99pt inset #000000" fo:border-left="none" fo:border-right="0.99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30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BLU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PURPL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PEAC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GREE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5" table:number-columns-repeated="3"/>
          <table:table-cell table:style-name="ce14" table:number-columns-repeated="3"/>
          <table:table-cell table:style-name="ce15" table:number-columns-repeated="3"/>
          <table:table-cell table:style-name="ce14" table:number-columns-repeated="3"/>
          <table:table-cell table:style-name="ce16" table:number-columns-repeated="3"/>
          <table:table-cell table:style-name="ce14" table:number-columns-repeated="3"/>
          <table:table-cell table:style-name="ce15" table:number-columns-repeated="3"/>
          <table:table-cell table:style-name="ce14" table:number-columns-repeated="4"/>
        </table:table-row>
        <table:table-row table:style-name="ro1">
          <table:table-cell office:value-type="string" calcext:value-type="string">
            <text:p>Endpoin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poin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point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table:formula="of:=[.O2]*255" office:value-type="float" office:value="0" calcext:value-type="float">
            <text:p>0</text:p>
          </table:table-cell>
          <table:table-cell table:style-name="ce34" office:value-type="float" office:value="64" calcext:value-type="float">
            <text:p>64</text:p>
          </table:table-cell>
          <table:table-cell table:number-columns-repeated="2"/>
          <table:table-cell table:style-name="Default" office:value-type="string" calcext:value-type="string">
            <text:p>Endpoin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B$12]+(1-SIN([.$A4]/7*PI()/2))*[.B$3]" office:value-type="float" office:value="0" calcext:value-type="float">
            <text:p>0</text:p>
          </table:table-cell>
          <table:table-cell table:style-name="ce19" table:formula="of:=SIN([.$A4]/7*PI()/2)*[.C$12]+(1-SIN([.$A4]/7*PI()/2))*[.C$3]" office:value-type="float" office:value="0" calcext:value-type="float">
            <text:p>0</text:p>
          </table:table-cell>
          <table:table-cell table:style-name="ce19" table:formula="of:=SIN([.$A4]/7*PI()/2)*[.D$12]+(1-SIN([.$A4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H$12]+(1-SIN([.$A4]/7*PI()/2))*[.H$3]" office:value-type="float" office:value="0" calcext:value-type="float">
            <text:p>0</text:p>
          </table:table-cell>
          <table:table-cell table:style-name="ce19" table:formula="of:=SIN([.$A4]/7*PI()/2)*[.I$12]+(1-SIN([.$A4]/7*PI()/2))*[.I$3]" office:value-type="float" office:value="0" calcext:value-type="float">
            <text:p>0</text:p>
          </table:table-cell>
          <table:table-cell table:style-name="ce19" table:formula="of:=SIN([.$A4]/7*PI()/2)*[.J$12]+(1-SIN([.$A4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N$12]+(1-SIN([.$A4]/7*PI()/2))*[.N$3]" office:value-type="float" office:value="221" calcext:value-type="float">
            <text:p>221</text:p>
          </table:table-cell>
          <table:table-cell table:style-name="ce19" table:formula="of:=SIN([.$A4]/7*PI()/2)*[.O$12]+(1-SIN([.$A4]/7*PI()/2))*[.O$3]" office:value-type="float" office:value="0" calcext:value-type="float">
            <text:p>0</text:p>
          </table:table-cell>
          <table:table-cell table:style-name="ce19" table:formula="of:=SIN([.$A4]/7*PI()/2)*[.P$12]+(1-SIN([.$A4]/7*PI()/2))*[.P$3]" office:value-type="float" office:value="64" calcext:value-type="float">
            <text:p>64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table:formula="of:=SIN([.$A4]/7*PI()/2)*[.T$12]+(1-SIN([.$A4]/7*PI()/2))*[.T$3]" office:value-type="float" office:value="0" calcext:value-type="float">
            <text:p>0</text:p>
          </table:table-cell>
          <table:table-cell table:style-name="ce19" table:formula="of:=SIN([.$A4]/7*PI()/2)*[.U$12]+(1-SIN([.$A4]/7*PI()/2))*[.U$3]" office:value-type="float" office:value="0" calcext:value-type="float">
            <text:p>0</text:p>
          </table:table-cell>
          <table:table-cell table:style-name="ce19" table:formula="of:=SIN([.$A4]/7*PI()/2)*[.V$12]+(1-SIN([.$A4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B$12]+(1-SIN([.$A5]/7*PI()/2))*[.B$3]" office:value-type="float" office:value="0" calcext:value-type="float">
            <text:p>0</text:p>
          </table:table-cell>
          <table:table-cell table:style-name="ce19" table:formula="of:=SIN([.$A5]/7*PI()/2)*[.C$12]+(1-SIN([.$A5]/7*PI()/2))*[.C$3]" office:value-type="float" office:value="0" calcext:value-type="float">
            <text:p>0</text:p>
          </table:table-cell>
          <table:table-cell table:style-name="ce19" table:formula="of:=SIN([.$A5]/7*PI()/2)*[.D$12]+(1-SIN([.$A5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H$12]+(1-SIN([.$A5]/7*PI()/2))*[.H$3]" office:value-type="float" office:value="0" calcext:value-type="float">
            <text:p>0</text:p>
          </table:table-cell>
          <table:table-cell table:style-name="ce19" table:formula="of:=SIN([.$A5]/7*PI()/2)*[.I$12]+(1-SIN([.$A5]/7*PI()/2))*[.I$3]" office:value-type="float" office:value="0" calcext:value-type="float">
            <text:p>0</text:p>
          </table:table-cell>
          <table:table-cell table:style-name="ce19" table:formula="of:=SIN([.$A5]/7*PI()/2)*[.J$12]+(1-SIN([.$A5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N$12]+(1-SIN([.$A5]/7*PI()/2))*[.N$3]" office:value-type="float" office:value="219.887395330218" calcext:value-type="float">
            <text:p>220</text:p>
          </table:table-cell>
          <table:table-cell table:style-name="ce19" table:formula="of:=SIN([.$A5]/7*PI()/2)*[.O$12]+(1-SIN([.$A5]/7*PI()/2))*[.O$3]" office:value-type="float" office:value="20.9169677918935" calcext:value-type="float">
            <text:p>21</text:p>
          </table:table-cell>
          <table:table-cell table:style-name="ce19" table:formula="of:=SIN([.$A5]/7*PI()/2)*[.P$12]+(1-SIN([.$A5]/7*PI()/2))*[.P$3]" office:value-type="float" office:value="49.7586602267959" calcext:value-type="float">
            <text:p>50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9" table:formula="of:=SIN([.$A5]/7*PI()/2)*[.T$12]+(1-SIN([.$A5]/7*PI()/2))*[.T$3]" office:value-type="float" office:value="0" calcext:value-type="float">
            <text:p>0</text:p>
          </table:table-cell>
          <table:table-cell table:style-name="ce19" table:formula="of:=SIN([.$A5]/7*PI()/2)*[.U$12]+(1-SIN([.$A5]/7*PI()/2))*[.U$3]" office:value-type="float" office:value="0" calcext:value-type="float">
            <text:p>0</text:p>
          </table:table-cell>
          <table:table-cell table:style-name="ce19" table:formula="of:=SIN([.$A5]/7*PI()/2)*[.V$12]+(1-SIN([.$A5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B$12]+(1-SIN([.$A6]/7*PI()/2))*[.B$3]" office:value-type="float" office:value="0" calcext:value-type="float">
            <text:p>0</text:p>
          </table:table-cell>
          <table:table-cell table:style-name="ce19" table:formula="of:=SIN([.$A6]/7*PI()/2)*[.C$12]+(1-SIN([.$A6]/7*PI()/2))*[.C$3]" office:value-type="float" office:value="0" calcext:value-type="float">
            <text:p>0</text:p>
          </table:table-cell>
          <table:table-cell table:style-name="ce19" table:formula="of:=SIN([.$A6]/7*PI()/2)*[.D$12]+(1-SIN([.$A6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H$12]+(1-SIN([.$A6]/7*PI()/2))*[.H$3]" office:value-type="float" office:value="0" calcext:value-type="float">
            <text:p>0</text:p>
          </table:table-cell>
          <table:table-cell table:style-name="ce19" table:formula="of:=SIN([.$A6]/7*PI()/2)*[.I$12]+(1-SIN([.$A6]/7*PI()/2))*[.I$3]" office:value-type="float" office:value="0" calcext:value-type="float">
            <text:p>0</text:p>
          </table:table-cell>
          <table:table-cell table:style-name="ce19" table:formula="of:=SIN([.$A6]/7*PI()/2)*[.J$12]+(1-SIN([.$A6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N$12]+(1-SIN([.$A6]/7*PI()/2))*[.N$3]" office:value-type="float" office:value="218.830581304412" calcext:value-type="float">
            <text:p>219</text:p>
          </table:table-cell>
          <table:table-cell table:style-name="ce19" table:formula="of:=SIN([.$A6]/7*PI()/2)*[.O$12]+(1-SIN([.$A6]/7*PI()/2))*[.O$3]" office:value-type="float" office:value="40.7850714770505" calcext:value-type="float">
            <text:p>41</text:p>
          </table:table-cell>
          <table:table-cell table:style-name="ce19" table:formula="of:=SIN([.$A6]/7*PI()/2)*[.P$12]+(1-SIN([.$A6]/7*PI()/2))*[.P$3]" office:value-type="float" office:value="36.2314406964763" calcext:value-type="float">
            <text:p>36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9" table:formula="of:=SIN([.$A6]/7*PI()/2)*[.T$12]+(1-SIN([.$A6]/7*PI()/2))*[.T$3]" office:value-type="float" office:value="0" calcext:value-type="float">
            <text:p>0</text:p>
          </table:table-cell>
          <table:table-cell table:style-name="ce19" table:formula="of:=SIN([.$A6]/7*PI()/2)*[.U$12]+(1-SIN([.$A6]/7*PI()/2))*[.U$3]" office:value-type="float" office:value="0" calcext:value-type="float">
            <text:p>0</text:p>
          </table:table-cell>
          <table:table-cell table:style-name="ce19" table:formula="of:=SIN([.$A6]/7*PI()/2)*[.V$12]+(1-SIN([.$A6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B$12]+(1-SIN([.$A7]/7*PI()/2))*[.B$3]" office:value-type="float" office:value="0" calcext:value-type="float">
            <text:p>0</text:p>
          </table:table-cell>
          <table:table-cell table:style-name="ce19" table:formula="of:=SIN([.$A7]/7*PI()/2)*[.C$12]+(1-SIN([.$A7]/7*PI()/2))*[.C$3]" office:value-type="float" office:value="0" calcext:value-type="float">
            <text:p>0</text:p>
          </table:table-cell>
          <table:table-cell table:style-name="ce19" table:formula="of:=SIN([.$A7]/7*PI()/2)*[.D$12]+(1-SIN([.$A7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H$12]+(1-SIN([.$A7]/7*PI()/2))*[.H$3]" office:value-type="float" office:value="0" calcext:value-type="float">
            <text:p>0</text:p>
          </table:table-cell>
          <table:table-cell table:style-name="ce19" table:formula="of:=SIN([.$A7]/7*PI()/2)*[.I$12]+(1-SIN([.$A7]/7*PI()/2))*[.I$3]" office:value-type="float" office:value="0" calcext:value-type="float">
            <text:p>0</text:p>
          </table:table-cell>
          <table:table-cell table:style-name="ce19" table:formula="of:=SIN([.$A7]/7*PI()/2)*[.J$12]+(1-SIN([.$A7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N$12]+(1-SIN([.$A7]/7*PI()/2))*[.N$3]" office:value-type="float" office:value="217.882550990706" calcext:value-type="float">
            <text:p>218</text:p>
          </table:table-cell>
          <table:table-cell table:style-name="ce19" table:formula="of:=SIN([.$A7]/7*PI()/2)*[.O$12]+(1-SIN([.$A7]/7*PI()/2))*[.O$3]" office:value-type="float" office:value="58.608041374721" calcext:value-type="float">
            <text:p>59</text:p>
          </table:table-cell>
          <table:table-cell table:style-name="ce19" table:formula="of:=SIN([.$A7]/7*PI()/2)*[.P$12]+(1-SIN([.$A7]/7*PI()/2))*[.P$3]" office:value-type="float" office:value="24.0966526810411" calcext:value-type="float">
            <text:p>24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9" table:formula="of:=SIN([.$A7]/7*PI()/2)*[.T$12]+(1-SIN([.$A7]/7*PI()/2))*[.T$3]" office:value-type="float" office:value="0" calcext:value-type="float">
            <text:p>0</text:p>
          </table:table-cell>
          <table:table-cell table:style-name="ce19" table:formula="of:=SIN([.$A7]/7*PI()/2)*[.U$12]+(1-SIN([.$A7]/7*PI()/2))*[.U$3]" office:value-type="float" office:value="0" calcext:value-type="float">
            <text:p>0</text:p>
          </table:table-cell>
          <table:table-cell table:style-name="ce19" table:formula="of:=SIN([.$A7]/7*PI()/2)*[.V$12]+(1-SIN([.$A7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B$12]+(1-SIN([.$A8]/7*PI()/2))*[.B$3]" office:value-type="float" office:value="0" calcext:value-type="float">
            <text:p>0</text:p>
          </table:table-cell>
          <table:table-cell table:style-name="ce19" table:formula="of:=SIN([.$A8]/7*PI()/2)*[.C$12]+(1-SIN([.$A8]/7*PI()/2))*[.C$3]" office:value-type="float" office:value="0" calcext:value-type="float">
            <text:p>0</text:p>
          </table:table-cell>
          <table:table-cell table:style-name="ce19" table:formula="of:=SIN([.$A8]/7*PI()/2)*[.D$12]+(1-SIN([.$A8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H$12]+(1-SIN([.$A8]/7*PI()/2))*[.H$3]" office:value-type="float" office:value="0" calcext:value-type="float">
            <text:p>0</text:p>
          </table:table-cell>
          <table:table-cell table:style-name="ce19" table:formula="of:=SIN([.$A8]/7*PI()/2)*[.I$12]+(1-SIN([.$A8]/7*PI()/2))*[.I$3]" office:value-type="float" office:value="0" calcext:value-type="float">
            <text:p>0</text:p>
          </table:table-cell>
          <table:table-cell table:style-name="ce19" table:formula="of:=SIN([.$A8]/7*PI()/2)*[.J$12]+(1-SIN([.$A8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N$12]+(1-SIN([.$A8]/7*PI()/2))*[.N$3]" office:value-type="float" office:value="217.09084258766" calcext:value-type="float">
            <text:p>217</text:p>
          </table:table-cell>
          <table:table-cell table:style-name="ce19" table:formula="of:=SIN([.$A8]/7*PI()/2)*[.O$12]+(1-SIN([.$A8]/7*PI()/2))*[.O$3]" office:value-type="float" office:value="73.4921593519948" calcext:value-type="float">
            <text:p>73</text:p>
          </table:table-cell>
          <table:table-cell table:style-name="ce19" table:formula="of:=SIN([.$A8]/7*PI()/2)*[.P$12]+(1-SIN([.$A8]/7*PI()/2))*[.P$3]" office:value-type="float" office:value="13.9627851220461" calcext:value-type="float">
            <text:p>14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19" table:formula="of:=SIN([.$A8]/7*PI()/2)*[.T$12]+(1-SIN([.$A8]/7*PI()/2))*[.T$3]" office:value-type="float" office:value="0" calcext:value-type="float">
            <text:p>0</text:p>
          </table:table-cell>
          <table:table-cell table:style-name="ce19" table:formula="of:=SIN([.$A8]/7*PI()/2)*[.U$12]+(1-SIN([.$A8]/7*PI()/2))*[.U$3]" office:value-type="float" office:value="0" calcext:value-type="float">
            <text:p>0</text:p>
          </table:table-cell>
          <table:table-cell table:style-name="ce19" table:formula="of:=SIN([.$A8]/7*PI()/2)*[.V$12]+(1-SIN([.$A8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B$12]+(1-SIN([.$A9]/7*PI()/2))*[.B$3]" office:value-type="float" office:value="0" calcext:value-type="float">
            <text:p>0</text:p>
          </table:table-cell>
          <table:table-cell table:style-name="ce19" table:formula="of:=SIN([.$A9]/7*PI()/2)*[.C$12]+(1-SIN([.$A9]/7*PI()/2))*[.C$3]" office:value-type="float" office:value="0" calcext:value-type="float">
            <text:p>0</text:p>
          </table:table-cell>
          <table:table-cell table:style-name="ce19" table:formula="of:=SIN([.$A9]/7*PI()/2)*[.D$12]+(1-SIN([.$A9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H$12]+(1-SIN([.$A9]/7*PI()/2))*[.H$3]" office:value-type="float" office:value="0" calcext:value-type="float">
            <text:p>0</text:p>
          </table:table-cell>
          <table:table-cell table:style-name="ce19" table:formula="of:=SIN([.$A9]/7*PI()/2)*[.I$12]+(1-SIN([.$A9]/7*PI()/2))*[.I$3]" office:value-type="float" office:value="0" calcext:value-type="float">
            <text:p>0</text:p>
          </table:table-cell>
          <table:table-cell table:style-name="ce19" table:formula="of:=SIN([.$A9]/7*PI()/2)*[.J$12]+(1-SIN([.$A9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N$12]+(1-SIN([.$A9]/7*PI()/2))*[.N$3]" office:value-type="float" office:value="216.495155660488" calcext:value-type="float">
            <text:p>216</text:p>
          </table:table-cell>
          <table:table-cell table:style-name="ce19" table:formula="of:=SIN([.$A9]/7*PI()/2)*[.O$12]+(1-SIN([.$A9]/7*PI()/2))*[.O$3]" office:value-type="float" office:value="84.6910735828274" calcext:value-type="float">
            <text:p>85</text:p>
          </table:table-cell>
          <table:table-cell table:style-name="ce19" table:formula="of:=SIN([.$A9]/7*PI()/2)*[.P$12]+(1-SIN([.$A9]/7*PI()/2))*[.P$3]" office:value-type="float" office:value="6.33799245424517" calcext:value-type="float">
            <text:p>6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9" table:formula="of:=SIN([.$A9]/7*PI()/2)*[.T$12]+(1-SIN([.$A9]/7*PI()/2))*[.T$3]" office:value-type="float" office:value="0" calcext:value-type="float">
            <text:p>0</text:p>
          </table:table-cell>
          <table:table-cell table:style-name="ce19" table:formula="of:=SIN([.$A9]/7*PI()/2)*[.U$12]+(1-SIN([.$A9]/7*PI()/2))*[.U$3]" office:value-type="float" office:value="0" calcext:value-type="float">
            <text:p>0</text:p>
          </table:table-cell>
          <table:table-cell table:style-name="ce19" table:formula="of:=SIN([.$A9]/7*PI()/2)*[.V$12]+(1-SIN([.$A9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B$12]+(1-SIN([.$A10]/7*PI()/2))*[.B$3]" office:value-type="float" office:value="0" calcext:value-type="float">
            <text:p>0</text:p>
          </table:table-cell>
          <table:table-cell table:style-name="ce19" table:formula="of:=SIN([.$A10]/7*PI()/2)*[.C$12]+(1-SIN([.$A10]/7*PI()/2))*[.C$3]" office:value-type="float" office:value="0" calcext:value-type="float">
            <text:p>0</text:p>
          </table:table-cell>
          <table:table-cell table:style-name="ce19" table:formula="of:=SIN([.$A10]/7*PI()/2)*[.D$12]+(1-SIN([.$A10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H$12]+(1-SIN([.$A10]/7*PI()/2))*[.H$3]" office:value-type="float" office:value="0" calcext:value-type="float">
            <text:p>0</text:p>
          </table:table-cell>
          <table:table-cell table:style-name="ce19" table:formula="of:=SIN([.$A10]/7*PI()/2)*[.I$12]+(1-SIN([.$A10]/7*PI()/2))*[.I$3]" office:value-type="float" office:value="0" calcext:value-type="float">
            <text:p>0</text:p>
          </table:table-cell>
          <table:table-cell table:style-name="ce19" table:formula="of:=SIN([.$A10]/7*PI()/2)*[.J$12]+(1-SIN([.$A10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N$12]+(1-SIN([.$A10]/7*PI()/2))*[.N$3]" office:value-type="float" office:value="216.125360439091" calcext:value-type="float">
            <text:p>216</text:p>
          </table:table-cell>
          <table:table-cell table:style-name="ce19" table:formula="of:=SIN([.$A10]/7*PI()/2)*[.O$12]+(1-SIN([.$A10]/7*PI()/2))*[.O$3]" office:value-type="float" office:value="91.6432237450914" calcext:value-type="float">
            <text:p>92</text:p>
          </table:table-cell>
          <table:table-cell table:style-name="ce19" table:formula="of:=SIN([.$A10]/7*PI()/2)*[.P$12]+(1-SIN([.$A10]/7*PI()/2))*[.P$3]" office:value-type="float" office:value="1.60461362036329" calcext:value-type="float">
            <text:p>2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19" table:formula="of:=SIN([.$A10]/7*PI()/2)*[.T$12]+(1-SIN([.$A10]/7*PI()/2))*[.T$3]" office:value-type="float" office:value="0" calcext:value-type="float">
            <text:p>0</text:p>
          </table:table-cell>
          <table:table-cell table:style-name="ce19" table:formula="of:=SIN([.$A10]/7*PI()/2)*[.U$12]+(1-SIN([.$A10]/7*PI()/2))*[.U$3]" office:value-type="float" office:value="0" calcext:value-type="float">
            <text:p>0</text:p>
          </table:table-cell>
          <table:table-cell table:style-name="ce19" table:formula="of:=SIN([.$A10]/7*PI()/2)*[.V$12]+(1-SIN([.$A10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B$12]+(1-SIN([.$A11]/7*PI()/2))*[.B$3]" office:value-type="float" office:value="0" calcext:value-type="float">
            <text:p>0</text:p>
          </table:table-cell>
          <table:table-cell table:style-name="ce19" table:formula="of:=SIN([.$A11]/7*PI()/2)*[.C$12]+(1-SIN([.$A11]/7*PI()/2))*[.C$3]" office:value-type="float" office:value="0" calcext:value-type="float">
            <text:p>0</text:p>
          </table:table-cell>
          <table:table-cell table:style-name="ce19" table:formula="of:=SIN([.$A11]/7*PI()/2)*[.D$12]+(1-SIN([.$A11]/7*PI()/2))*[.D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H$12]+(1-SIN([.$A11]/7*PI()/2))*[.H$3]" office:value-type="float" office:value="0" calcext:value-type="float">
            <text:p>0</text:p>
          </table:table-cell>
          <table:table-cell table:style-name="ce19" table:formula="of:=SIN([.$A11]/7*PI()/2)*[.I$12]+(1-SIN([.$A11]/7*PI()/2))*[.I$3]" office:value-type="float" office:value="0" calcext:value-type="float">
            <text:p>0</text:p>
          </table:table-cell>
          <table:table-cell table:style-name="ce19" table:formula="of:=SIN([.$A11]/7*PI()/2)*[.J$12]+(1-SIN([.$A11]/7*PI()/2))*[.J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N$12]+(1-SIN([.$A11]/7*PI()/2))*[.N$3]" office:value-type="float" office:value="216" calcext:value-type="float">
            <text:p>216</text:p>
          </table:table-cell>
          <table:table-cell table:style-name="ce19" table:formula="of:=SIN([.$A11]/7*PI()/2)*[.O$12]+(1-SIN([.$A11]/7*PI()/2))*[.O$3]" office:value-type="float" office:value="94" calcext:value-type="float">
            <text:p>94</text:p>
          </table:table-cell>
          <table:table-cell table:style-name="ce19" table:formula="of:=SIN([.$A11]/7*PI()/2)*[.P$12]+(1-SIN([.$A11]/7*PI()/2))*[.P$3]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19" table:formula="of:=SIN([.$A11]/7*PI()/2)*[.T$12]+(1-SIN([.$A11]/7*PI()/2))*[.T$3]" office:value-type="float" office:value="0" calcext:value-type="float">
            <text:p>0</text:p>
          </table:table-cell>
          <table:table-cell table:style-name="ce19" table:formula="of:=SIN([.$A11]/7*PI()/2)*[.U$12]+(1-SIN([.$A11]/7*PI()/2))*[.U$3]" office:value-type="float" office:value="0" calcext:value-type="float">
            <text:p>0</text:p>
          </table:table-cell>
          <table:table-cell table:style-name="ce19" table:formula="of:=SIN([.$A11]/7*PI()/2)*[.V$12]+(1-SIN([.$A11]/7*PI()/2))*[.V$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 poin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 poin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 point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Middle poin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28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 table:visibility="collapse">
          <table:table-cell office:value-type="string" calcext:value-type="string">
            <text:p>Hexadecimal</text:p>
          </table:table-cell>
          <table:table-cell table:style-name="ce35" table:formula="of:=DEC2HEX([.B4])" office:value-type="string" office:string-value="0" calcext:value-type="string">
            <text:p>0</text:p>
          </table:table-cell>
          <table:table-cell table:style-name="ce39" table:formula="of:=DEC2HEX([.C4])" office:value-type="string" office:string-value="0" calcext:value-type="string">
            <text:p>0</text:p>
          </table:table-cell>
          <table:table-cell table:style-name="ce39" table:formula="of:=DEC2HEX([.D4])" office:value-type="string" office:string-value="0" calcext:value-type="string">
            <text:p>0</text:p>
          </table:table-cell>
          <table:table-cell table:style-name="ce39" table:number-columns-repeated="3"/>
          <table:table-cell table:style-name="ce39" table:formula="of:=DEC2HEX([.H4])" office:value-type="string" office:string-value="0" calcext:value-type="string">
            <text:p>0</text:p>
          </table:table-cell>
          <table:table-cell table:style-name="ce39" table:formula="of:=DEC2HEX([.I4])" office:value-type="string" office:string-value="0" calcext:value-type="string">
            <text:p>0</text:p>
          </table:table-cell>
          <table:table-cell table:style-name="ce39" table:formula="of:=DEC2HEX([.J4])" office:value-type="string" office:string-value="0" calcext:value-type="string">
            <text:p>0</text:p>
          </table:table-cell>
          <table:table-cell table:style-name="ce39" table:number-columns-repeated="3"/>
          <table:table-cell table:style-name="ce39" table:formula="of:=DEC2HEX([.N4])" office:value-type="string" office:string-value="DD" calcext:value-type="string">
            <text:p>DD</text:p>
          </table:table-cell>
          <table:table-cell table:style-name="ce39" table:formula="of:=DEC2HEX([.O4])" office:value-type="string" office:string-value="0" calcext:value-type="string">
            <text:p>0</text:p>
          </table:table-cell>
          <table:table-cell table:style-name="ce39" table:formula="of:=DEC2HEX([.P4])" office:value-type="string" office:string-value="40" calcext:value-type="string">
            <text:p>40</text:p>
          </table:table-cell>
          <table:table-cell table:style-name="ce39" table:number-columns-repeated="2"/>
          <table:table-cell table:style-name="ce39" table:formula="of:=DEC2HEX([.S4])" office:value-type="string" office:string-value="0" calcext:value-type="string">
            <text:p>0</text:p>
          </table:table-cell>
          <table:table-cell table:style-name="ce39" table:formula="of:=DEC2HEX([.T4])" office:value-type="string" office:string-value="0" calcext:value-type="string">
            <text:p>0</text:p>
          </table:table-cell>
          <table:table-cell table:style-name="ce39" table:formula="of:=DEC2HEX([.U4])" office:value-type="string" office:string-value="0" calcext:value-type="string">
            <text:p>0</text:p>
          </table:table-cell>
          <table:table-cell table:style-name="ce41" table:formula="of:=DEC2HEX([.V4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11" table:formula="of:=DEC2HEX([.B5])" office:value-type="string" office:string-value="0" calcext:value-type="string">
            <text:p>0</text:p>
          </table:table-cell>
          <table:table-cell table:style-name="ce38" table:formula="of:=DEC2HEX([.C5])" office:value-type="string" office:string-value="0" calcext:value-type="string">
            <text:p>0</text:p>
          </table:table-cell>
          <table:table-cell table:style-name="ce38" table:formula="of:=DEC2HEX([.D5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H5])" office:value-type="string" office:string-value="0" calcext:value-type="string">
            <text:p>0</text:p>
          </table:table-cell>
          <table:table-cell table:style-name="ce38" table:formula="of:=DEC2HEX([.I5])" office:value-type="string" office:string-value="0" calcext:value-type="string">
            <text:p>0</text:p>
          </table:table-cell>
          <table:table-cell table:style-name="ce38" table:formula="of:=DEC2HEX([.J5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N5])" office:value-type="string" office:string-value="DB" calcext:value-type="string">
            <text:p>DB</text:p>
          </table:table-cell>
          <table:table-cell table:style-name="ce38" table:formula="of:=DEC2HEX([.O5])" office:value-type="string" office:string-value="14" calcext:value-type="string">
            <text:p>14</text:p>
          </table:table-cell>
          <table:table-cell table:style-name="ce38" table:formula="of:=DEC2HEX([.P5])" office:value-type="string" office:string-value="31" calcext:value-type="string">
            <text:p>31</text:p>
          </table:table-cell>
          <table:table-cell table:style-name="ce38" table:number-columns-repeated="2"/>
          <table:table-cell table:style-name="ce38" table:formula="of:=DEC2HEX([.S5])" office:value-type="string" office:string-value="1" calcext:value-type="string">
            <text:p>1</text:p>
          </table:table-cell>
          <table:table-cell table:style-name="ce38" table:formula="of:=DEC2HEX([.T5])" office:value-type="string" office:string-value="0" calcext:value-type="string">
            <text:p>0</text:p>
          </table:table-cell>
          <table:table-cell table:style-name="ce38" table:formula="of:=DEC2HEX([.U5])" office:value-type="string" office:string-value="0" calcext:value-type="string">
            <text:p>0</text:p>
          </table:table-cell>
          <table:table-cell table:style-name="ce42" table:formula="of:=DEC2HEX([.V5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36" table:formula="of:=DEC2HEX([.B6])" office:value-type="string" office:string-value="0" calcext:value-type="string">
            <text:p>0</text:p>
          </table:table-cell>
          <table:table-cell table:style-name="ce38" table:formula="of:=DEC2HEX([.C6])" office:value-type="string" office:string-value="0" calcext:value-type="string">
            <text:p>0</text:p>
          </table:table-cell>
          <table:table-cell table:style-name="ce38" table:formula="of:=DEC2HEX([.D6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H6])" office:value-type="string" office:string-value="0" calcext:value-type="string">
            <text:p>0</text:p>
          </table:table-cell>
          <table:table-cell table:style-name="ce38" table:formula="of:=DEC2HEX([.I6])" office:value-type="string" office:string-value="0" calcext:value-type="string">
            <text:p>0</text:p>
          </table:table-cell>
          <table:table-cell table:style-name="ce38" table:formula="of:=DEC2HEX([.J6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N6])" office:value-type="string" office:string-value="DA" calcext:value-type="string">
            <text:p>DA</text:p>
          </table:table-cell>
          <table:table-cell table:style-name="ce38" table:formula="of:=DEC2HEX([.O6])" office:value-type="string" office:string-value="28" calcext:value-type="string">
            <text:p>28</text:p>
          </table:table-cell>
          <table:table-cell table:style-name="ce38" table:formula="of:=DEC2HEX([.P6])" office:value-type="string" office:string-value="24" calcext:value-type="string">
            <text:p>24</text:p>
          </table:table-cell>
          <table:table-cell table:style-name="ce38" table:number-columns-repeated="2"/>
          <table:table-cell table:style-name="ce38" table:formula="of:=DEC2HEX([.S6])" office:value-type="string" office:string-value="2" calcext:value-type="string">
            <text:p>2</text:p>
          </table:table-cell>
          <table:table-cell table:style-name="ce38" table:formula="of:=DEC2HEX([.T6])" office:value-type="string" office:string-value="0" calcext:value-type="string">
            <text:p>0</text:p>
          </table:table-cell>
          <table:table-cell table:style-name="ce38" table:formula="of:=DEC2HEX([.U6])" office:value-type="string" office:string-value="0" calcext:value-type="string">
            <text:p>0</text:p>
          </table:table-cell>
          <table:table-cell table:style-name="ce42" table:formula="of:=DEC2HEX([.V6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36" table:formula="of:=DEC2HEX([.B7])" office:value-type="string" office:string-value="0" calcext:value-type="string">
            <text:p>0</text:p>
          </table:table-cell>
          <table:table-cell table:style-name="ce38" table:formula="of:=DEC2HEX([.C7])" office:value-type="string" office:string-value="0" calcext:value-type="string">
            <text:p>0</text:p>
          </table:table-cell>
          <table:table-cell table:style-name="ce38" table:formula="of:=DEC2HEX([.D7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H7])" office:value-type="string" office:string-value="0" calcext:value-type="string">
            <text:p>0</text:p>
          </table:table-cell>
          <table:table-cell table:style-name="ce38" table:formula="of:=DEC2HEX([.I7])" office:value-type="string" office:string-value="0" calcext:value-type="string">
            <text:p>0</text:p>
          </table:table-cell>
          <table:table-cell table:style-name="ce38" table:formula="of:=DEC2HEX([.J7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N7])" office:value-type="string" office:string-value="D9" calcext:value-type="string">
            <text:p>D9</text:p>
          </table:table-cell>
          <table:table-cell table:style-name="ce38" table:formula="of:=DEC2HEX([.O7])" office:value-type="string" office:string-value="3A" calcext:value-type="string">
            <text:p>3A</text:p>
          </table:table-cell>
          <table:table-cell table:style-name="ce38" table:formula="of:=DEC2HEX([.P7])" office:value-type="string" office:string-value="18" calcext:value-type="string">
            <text:p>18</text:p>
          </table:table-cell>
          <table:table-cell table:style-name="ce38" table:number-columns-repeated="2"/>
          <table:table-cell table:style-name="ce38" table:formula="of:=DEC2HEX([.S7])" office:value-type="string" office:string-value="3" calcext:value-type="string">
            <text:p>3</text:p>
          </table:table-cell>
          <table:table-cell table:style-name="ce38" table:formula="of:=DEC2HEX([.T7])" office:value-type="string" office:string-value="0" calcext:value-type="string">
            <text:p>0</text:p>
          </table:table-cell>
          <table:table-cell table:style-name="ce38" table:formula="of:=DEC2HEX([.U7])" office:value-type="string" office:string-value="0" calcext:value-type="string">
            <text:p>0</text:p>
          </table:table-cell>
          <table:table-cell table:style-name="ce42" table:formula="of:=DEC2HEX([.V7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36" table:formula="of:=DEC2HEX([.B8])" office:value-type="string" office:string-value="0" calcext:value-type="string">
            <text:p>0</text:p>
          </table:table-cell>
          <table:table-cell table:style-name="ce38" table:formula="of:=DEC2HEX([.C8])" office:value-type="string" office:string-value="0" calcext:value-type="string">
            <text:p>0</text:p>
          </table:table-cell>
          <table:table-cell table:style-name="ce38" table:formula="of:=DEC2HEX([.D8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H8])" office:value-type="string" office:string-value="0" calcext:value-type="string">
            <text:p>0</text:p>
          </table:table-cell>
          <table:table-cell table:style-name="ce38" table:formula="of:=DEC2HEX([.I8])" office:value-type="string" office:string-value="0" calcext:value-type="string">
            <text:p>0</text:p>
          </table:table-cell>
          <table:table-cell table:style-name="ce38" table:formula="of:=DEC2HEX([.J8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N8])" office:value-type="string" office:string-value="D9" calcext:value-type="string">
            <text:p>D9</text:p>
          </table:table-cell>
          <table:table-cell table:style-name="ce38" table:formula="of:=DEC2HEX([.O8])" office:value-type="string" office:string-value="49" calcext:value-type="string">
            <text:p>49</text:p>
          </table:table-cell>
          <table:table-cell table:style-name="ce38" table:formula="of:=DEC2HEX([.P8])" office:value-type="string" office:string-value="D" calcext:value-type="string">
            <text:p>D</text:p>
          </table:table-cell>
          <table:table-cell table:style-name="ce38" table:number-columns-repeated="2"/>
          <table:table-cell table:style-name="ce38" table:formula="of:=DEC2HEX([.S8])" office:value-type="string" office:string-value="4" calcext:value-type="string">
            <text:p>4</text:p>
          </table:table-cell>
          <table:table-cell table:style-name="ce38" table:formula="of:=DEC2HEX([.T8])" office:value-type="string" office:string-value="0" calcext:value-type="string">
            <text:p>0</text:p>
          </table:table-cell>
          <table:table-cell table:style-name="ce38" table:formula="of:=DEC2HEX([.U8])" office:value-type="string" office:string-value="0" calcext:value-type="string">
            <text:p>0</text:p>
          </table:table-cell>
          <table:table-cell table:style-name="ce42" table:formula="of:=DEC2HEX([.V8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36" table:formula="of:=DEC2HEX([.B9])" office:value-type="string" office:string-value="0" calcext:value-type="string">
            <text:p>0</text:p>
          </table:table-cell>
          <table:table-cell table:style-name="ce38" table:formula="of:=DEC2HEX([.C9])" office:value-type="string" office:string-value="0" calcext:value-type="string">
            <text:p>0</text:p>
          </table:table-cell>
          <table:table-cell table:style-name="ce38" table:formula="of:=DEC2HEX([.D9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H9])" office:value-type="string" office:string-value="0" calcext:value-type="string">
            <text:p>0</text:p>
          </table:table-cell>
          <table:table-cell table:style-name="ce38" table:formula="of:=DEC2HEX([.I9])" office:value-type="string" office:string-value="0" calcext:value-type="string">
            <text:p>0</text:p>
          </table:table-cell>
          <table:table-cell table:style-name="ce38" table:formula="of:=DEC2HEX([.J9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N9])" office:value-type="string" office:string-value="D8" calcext:value-type="string">
            <text:p>D8</text:p>
          </table:table-cell>
          <table:table-cell table:style-name="ce38" table:formula="of:=DEC2HEX([.O9])" office:value-type="string" office:string-value="54" calcext:value-type="string">
            <text:p>54</text:p>
          </table:table-cell>
          <table:table-cell table:style-name="ce38" table:formula="of:=DEC2HEX([.P9])" office:value-type="string" office:string-value="6" calcext:value-type="string">
            <text:p>6</text:p>
          </table:table-cell>
          <table:table-cell table:style-name="ce38" table:number-columns-repeated="2"/>
          <table:table-cell table:style-name="ce38" table:formula="of:=DEC2HEX([.S9])" office:value-type="string" office:string-value="5" calcext:value-type="string">
            <text:p>5</text:p>
          </table:table-cell>
          <table:table-cell table:style-name="ce38" table:formula="of:=DEC2HEX([.T9])" office:value-type="string" office:string-value="0" calcext:value-type="string">
            <text:p>0</text:p>
          </table:table-cell>
          <table:table-cell table:style-name="ce38" table:formula="of:=DEC2HEX([.U9])" office:value-type="string" office:string-value="0" calcext:value-type="string">
            <text:p>0</text:p>
          </table:table-cell>
          <table:table-cell table:style-name="ce42" table:formula="of:=DEC2HEX([.V9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36" table:formula="of:=DEC2HEX([.B10])" office:value-type="string" office:string-value="0" calcext:value-type="string">
            <text:p>0</text:p>
          </table:table-cell>
          <table:table-cell table:style-name="ce38" table:formula="of:=DEC2HEX([.C10])" office:value-type="string" office:string-value="0" calcext:value-type="string">
            <text:p>0</text:p>
          </table:table-cell>
          <table:table-cell table:style-name="ce38" table:formula="of:=DEC2HEX([.D10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H10])" office:value-type="string" office:string-value="0" calcext:value-type="string">
            <text:p>0</text:p>
          </table:table-cell>
          <table:table-cell table:style-name="ce38" table:formula="of:=DEC2HEX([.I10])" office:value-type="string" office:string-value="0" calcext:value-type="string">
            <text:p>0</text:p>
          </table:table-cell>
          <table:table-cell table:style-name="ce38" table:formula="of:=DEC2HEX([.J10])" office:value-type="string" office:string-value="0" calcext:value-type="string">
            <text:p>0</text:p>
          </table:table-cell>
          <table:table-cell table:style-name="ce38" table:number-columns-repeated="3"/>
          <table:table-cell table:style-name="ce38" table:formula="of:=DEC2HEX([.N10])" office:value-type="string" office:string-value="D8" calcext:value-type="string">
            <text:p>D8</text:p>
          </table:table-cell>
          <table:table-cell table:style-name="ce38" table:formula="of:=DEC2HEX([.O10])" office:value-type="string" office:string-value="5B" calcext:value-type="string">
            <text:p>5B</text:p>
          </table:table-cell>
          <table:table-cell table:style-name="ce38" table:formula="of:=DEC2HEX([.P10])" office:value-type="string" office:string-value="1" calcext:value-type="string">
            <text:p>1</text:p>
          </table:table-cell>
          <table:table-cell table:style-name="ce38" table:number-columns-repeated="2"/>
          <table:table-cell table:style-name="ce38" table:formula="of:=DEC2HEX([.S10])" office:value-type="string" office:string-value="6" calcext:value-type="string">
            <text:p>6</text:p>
          </table:table-cell>
          <table:table-cell table:style-name="ce38" table:formula="of:=DEC2HEX([.T10])" office:value-type="string" office:string-value="0" calcext:value-type="string">
            <text:p>0</text:p>
          </table:table-cell>
          <table:table-cell table:style-name="ce38" table:formula="of:=DEC2HEX([.U10])" office:value-type="string" office:string-value="0" calcext:value-type="string">
            <text:p>0</text:p>
          </table:table-cell>
          <table:table-cell table:style-name="ce42" table:formula="of:=DEC2HEX([.V10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37" table:formula="of:=DEC2HEX([.B11])" office:value-type="string" office:string-value="0" calcext:value-type="string">
            <text:p>0</text:p>
          </table:table-cell>
          <table:table-cell table:style-name="ce40" table:formula="of:=DEC2HEX([.C11])" office:value-type="string" office:string-value="0" calcext:value-type="string">
            <text:p>0</text:p>
          </table:table-cell>
          <table:table-cell table:style-name="ce40" table:formula="of:=DEC2HEX([.D11])" office:value-type="string" office:string-value="0" calcext:value-type="string">
            <text:p>0</text:p>
          </table:table-cell>
          <table:table-cell table:style-name="ce40" table:number-columns-repeated="3"/>
          <table:table-cell table:style-name="ce40" table:formula="of:=DEC2HEX([.H11])" office:value-type="string" office:string-value="0" calcext:value-type="string">
            <text:p>0</text:p>
          </table:table-cell>
          <table:table-cell table:style-name="ce40" table:formula="of:=DEC2HEX([.I11])" office:value-type="string" office:string-value="0" calcext:value-type="string">
            <text:p>0</text:p>
          </table:table-cell>
          <table:table-cell table:style-name="ce40" table:formula="of:=DEC2HEX([.J11])" office:value-type="string" office:string-value="0" calcext:value-type="string">
            <text:p>0</text:p>
          </table:table-cell>
          <table:table-cell table:style-name="ce40" table:number-columns-repeated="3"/>
          <table:table-cell table:style-name="ce40" table:formula="of:=DEC2HEX([.N11])" office:value-type="string" office:string-value="D8" calcext:value-type="string">
            <text:p>D8</text:p>
          </table:table-cell>
          <table:table-cell table:style-name="ce40" table:formula="of:=DEC2HEX([.O11])" office:value-type="string" office:string-value="5E" calcext:value-type="string">
            <text:p>5E</text:p>
          </table:table-cell>
          <table:table-cell table:style-name="ce40" table:formula="of:=DEC2HEX([.P11])" office:value-type="string" office:string-value="0" calcext:value-type="string">
            <text:p>0</text:p>
          </table:table-cell>
          <table:table-cell table:style-name="ce40" table:number-columns-repeated="2"/>
          <table:table-cell table:style-name="ce40" table:formula="of:=DEC2HEX([.S11])" office:value-type="string" office:string-value="7" calcext:value-type="string">
            <text:p>7</text:p>
          </table:table-cell>
          <table:table-cell table:style-name="ce40" table:formula="of:=DEC2HEX([.T11])" office:value-type="string" office:string-value="0" calcext:value-type="string">
            <text:p>0</text:p>
          </table:table-cell>
          <table:table-cell table:style-name="ce40" table:formula="of:=DEC2HEX([.U11])" office:value-type="string" office:string-value="0" calcext:value-type="string">
            <text:p>0</text:p>
          </table:table-cell>
          <table:table-cell table:style-name="ce43" table:formula="of:=DEC2HEX([.V11])" office:value-type="string" office:string-value="0" calcext:value-type="string">
            <text:p>0</text:p>
          </table:table-cell>
          <table:table-cell table:style-name="ce38" table:number-columns-repeated="3"/>
          <table:table-cell/>
        </table:table-row>
        <table:table-row table:style-name="ro1" table:visibility="collapse">
          <table:table-cell/>
          <table:table-cell table:style-name="ce38" table:number-columns-repeated="24"/>
          <table:table-cell/>
        </table:table-row>
        <table:table-row table:style-name="ro1" table:visibility="collapse">
          <table:table-cell/>
          <table:table-cell table:style-name="Default" table:formula="of:=IF(LEN(TEXT([.B15];[.B15]))=1;CONCATENATE(&quot;0&quot;;TEXT( [.B15];[.B15]));[.B15])" office:value-type="string" office:string-value="00" calcext:value-type="string">
            <text:p>00</text:p>
          </table:table-cell>
          <table:table-cell table:formula="of:=IF(LEN(TEXT([.C15];[.C15]))=1;CONCATENATE(&quot;0&quot;;TEXT( [.C15];[.C15]));[.C15])" office:value-type="string" office:string-value="00" calcext:value-type="string">
            <text:p>00</text:p>
          </table:table-cell>
          <table:table-cell table:formula="of:=IF(LEN(TEXT([.D15];[.D15]))=1;CONCATENATE(&quot;0&quot;;TEXT( [.D15];[.D15]));[.D15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15];[.H15]))=1;CONCATENATE(&quot;0&quot;;TEXT( [.H15];[.H15]));[.H15])" office:value-type="string" office:string-value="00" calcext:value-type="string">
            <text:p>00</text:p>
          </table:table-cell>
          <table:table-cell table:formula="of:=IF(LEN(TEXT([.I15];[.I15]))=1;CONCATENATE(&quot;0&quot;;TEXT( [.I15];[.I15]));[.I15])" office:value-type="string" office:string-value="00" calcext:value-type="string">
            <text:p>00</text:p>
          </table:table-cell>
          <table:table-cell table:formula="of:=IF(LEN(TEXT([.J15];[.J15]))=1;CONCATENATE(&quot;0&quot;;TEXT( [.J15];[.J15]));[.J15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15];[.N15]))=1;CONCATENATE(&quot;0&quot;;TEXT( [.N15];[.N15]));[.N15])" office:value-type="string" office:string-value="DD" calcext:value-type="string">
            <text:p>DD</text:p>
          </table:table-cell>
          <table:table-cell table:formula="of:=IF(LEN(TEXT([.O15];[.O15]))=1;CONCATENATE(&quot;0&quot;;TEXT( [.O15];[.O15]));[.O15])" office:value-type="string" office:string-value="00" calcext:value-type="string">
            <text:p>00</text:p>
          </table:table-cell>
          <table:table-cell table:formula="of:=IF(LEN(TEXT([.P15];[.P15]))=1;CONCATENATE(&quot;0&quot;;TEXT( [.P15];[.P15]));[.P15])" office:value-type="string" office:string-value="40" calcext:value-type="string">
            <text:p>40</text:p>
          </table:table-cell>
          <table:table-cell table:number-columns-repeated="2"/>
          <table:table-cell table:style-name="Default" table:formula="of:=IF(LEN(TEXT([.S15];[.S15]))=1;CONCATENATE(&quot;0&quot;;TEXT( [.S15];[.S15]));[.S15])" office:value-type="string" office:string-value="00" calcext:value-type="string">
            <text:p>00</text:p>
          </table:table-cell>
          <table:table-cell table:formula="of:=IF(LEN(TEXT([.T15];[.T15]))=1;CONCATENATE(&quot;0&quot;;TEXT( [.T15];[.T15]));[.T15])" office:value-type="string" office:string-value="00" calcext:value-type="string">
            <text:p>00</text:p>
          </table:table-cell>
          <table:table-cell table:formula="of:=IF(LEN(TEXT([.U15];[.U15]))=1;CONCATENATE(&quot;0&quot;;TEXT( [.U15];[.U15]));[.U15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 table:visibility="collapse">
          <table:table-cell/>
          <table:table-cell table:style-name="Default" table:formula="of:=IF(LEN(TEXT([.B16];[.B16]))=1;CONCATENATE(&quot;0&quot;;TEXT( [.B16];[.B16]));[.B16])" office:value-type="string" office:string-value="00" calcext:value-type="string">
            <text:p>00</text:p>
          </table:table-cell>
          <table:table-cell table:formula="of:=IF(LEN(TEXT([.C16];[.C16]))=1;CONCATENATE(&quot;0&quot;;TEXT( [.C16];[.C16]));[.C16])" office:value-type="string" office:string-value="00" calcext:value-type="string">
            <text:p>00</text:p>
          </table:table-cell>
          <table:table-cell table:formula="of:=IF(LEN(TEXT([.D16];[.D16]))=1;CONCATENATE(&quot;0&quot;;TEXT( [.D16];[.D16]));[.D16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16];[.H16]))=1;CONCATENATE(&quot;0&quot;;TEXT( [.H16];[.H16]));[.H16])" office:value-type="string" office:string-value="00" calcext:value-type="string">
            <text:p>00</text:p>
          </table:table-cell>
          <table:table-cell table:formula="of:=IF(LEN(TEXT([.I16];[.I16]))=1;CONCATENATE(&quot;0&quot;;TEXT( [.I16];[.I16]));[.I16])" office:value-type="string" office:string-value="00" calcext:value-type="string">
            <text:p>00</text:p>
          </table:table-cell>
          <table:table-cell table:formula="of:=IF(LEN(TEXT([.J16];[.J16]))=1;CONCATENATE(&quot;0&quot;;TEXT( [.J16];[.J16]));[.J16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16];[.N16]))=1;CONCATENATE(&quot;0&quot;;TEXT( [.N16];[.N16]));[.N16])" office:value-type="string" office:string-value="DB" calcext:value-type="string">
            <text:p>DB</text:p>
          </table:table-cell>
          <table:table-cell table:formula="of:=IF(LEN(TEXT([.O16];[.O16]))=1;CONCATENATE(&quot;0&quot;;TEXT( [.O16];[.O16]));[.O16])" office:value-type="string" office:string-value="14" calcext:value-type="string">
            <text:p>14</text:p>
          </table:table-cell>
          <table:table-cell table:formula="of:=IF(LEN(TEXT([.P16];[.P16]))=1;CONCATENATE(&quot;0&quot;;TEXT( [.P16];[.P16]));[.P16])" office:value-type="string" office:string-value="31" calcext:value-type="string">
            <text:p>31</text:p>
          </table:table-cell>
          <table:table-cell table:number-columns-repeated="2"/>
          <table:table-cell table:style-name="Default" table:formula="of:=IF(LEN(TEXT([.S16];[.S16]))=1;CONCATENATE(&quot;0&quot;;TEXT( [.S16];[.S16]));[.S16])" office:value-type="string" office:string-value="01" calcext:value-type="string">
            <text:p>01</text:p>
          </table:table-cell>
          <table:table-cell table:formula="of:=IF(LEN(TEXT([.T16];[.T16]))=1;CONCATENATE(&quot;0&quot;;TEXT( [.T16];[.T16]));[.T16])" office:value-type="string" office:string-value="00" calcext:value-type="string">
            <text:p>00</text:p>
          </table:table-cell>
          <table:table-cell table:formula="of:=IF(LEN(TEXT([.U16];[.U16]))=1;CONCATENATE(&quot;0&quot;;TEXT( [.U16];[.U16]));[.U16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 table:visibility="collapse">
          <table:table-cell/>
          <table:table-cell table:style-name="Default" table:formula="of:=IF(LEN(TEXT([.B17];[.B17]))=1;CONCATENATE(&quot;0&quot;;TEXT( [.B17];[.B17]));[.B17])" office:value-type="string" office:string-value="00" calcext:value-type="string">
            <text:p>00</text:p>
          </table:table-cell>
          <table:table-cell table:formula="of:=IF(LEN(TEXT([.C17];[.C17]))=1;CONCATENATE(&quot;0&quot;;TEXT( [.C17];[.C17]));[.C17])" office:value-type="string" office:string-value="00" calcext:value-type="string">
            <text:p>00</text:p>
          </table:table-cell>
          <table:table-cell table:formula="of:=IF(LEN(TEXT([.D17];[.D17]))=1;CONCATENATE(&quot;0&quot;;TEXT( [.D17];[.D17]));[.D17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17];[.H17]))=1;CONCATENATE(&quot;0&quot;;TEXT( [.H17];[.H17]));[.H17])" office:value-type="string" office:string-value="00" calcext:value-type="string">
            <text:p>00</text:p>
          </table:table-cell>
          <table:table-cell table:formula="of:=IF(LEN(TEXT([.I17];[.I17]))=1;CONCATENATE(&quot;0&quot;;TEXT( [.I17];[.I17]));[.I17])" office:value-type="string" office:string-value="00" calcext:value-type="string">
            <text:p>00</text:p>
          </table:table-cell>
          <table:table-cell table:formula="of:=IF(LEN(TEXT([.J17];[.J17]))=1;CONCATENATE(&quot;0&quot;;TEXT( [.J17];[.J17]));[.J17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17];[.N17]))=1;CONCATENATE(&quot;0&quot;;TEXT( [.N17];[.N17]));[.N17])" office:value-type="string" office:string-value="DA" calcext:value-type="string">
            <text:p>DA</text:p>
          </table:table-cell>
          <table:table-cell table:formula="of:=IF(LEN(TEXT([.O17];[.O17]))=1;CONCATENATE(&quot;0&quot;;TEXT( [.O17];[.O17]));[.O17])" office:value-type="string" office:string-value="28" calcext:value-type="string">
            <text:p>28</text:p>
          </table:table-cell>
          <table:table-cell table:formula="of:=IF(LEN(TEXT([.P17];[.P17]))=1;CONCATENATE(&quot;0&quot;;TEXT( [.P17];[.P17]));[.P17])" office:value-type="string" office:string-value="24" calcext:value-type="string">
            <text:p>24</text:p>
          </table:table-cell>
          <table:table-cell table:number-columns-repeated="2"/>
          <table:table-cell table:style-name="Default" table:formula="of:=IF(LEN(TEXT([.S17];[.S17]))=1;CONCATENATE(&quot;0&quot;;TEXT( [.S17];[.S17]));[.S17])" office:value-type="string" office:string-value="02" calcext:value-type="string">
            <text:p>02</text:p>
          </table:table-cell>
          <table:table-cell table:formula="of:=IF(LEN(TEXT([.T17];[.T17]))=1;CONCATENATE(&quot;0&quot;;TEXT( [.T17];[.T17]));[.T17])" office:value-type="string" office:string-value="00" calcext:value-type="string">
            <text:p>00</text:p>
          </table:table-cell>
          <table:table-cell table:formula="of:=IF(LEN(TEXT([.U17];[.U17]))=1;CONCATENATE(&quot;0&quot;;TEXT( [.U17];[.U17]));[.U17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 table:visibility="collapse">
          <table:table-cell/>
          <table:table-cell table:style-name="Default" table:formula="of:=IF(LEN(TEXT([.B18];[.B18]))=1;CONCATENATE(&quot;0&quot;;TEXT( [.B18];[.B18]));[.B18])" office:value-type="string" office:string-value="00" calcext:value-type="string">
            <text:p>00</text:p>
          </table:table-cell>
          <table:table-cell table:formula="of:=IF(LEN(TEXT([.C18];[.C18]))=1;CONCATENATE(&quot;0&quot;;TEXT( [.C18];[.C18]));[.C18])" office:value-type="string" office:string-value="00" calcext:value-type="string">
            <text:p>00</text:p>
          </table:table-cell>
          <table:table-cell table:formula="of:=IF(LEN(TEXT([.D18];[.D18]))=1;CONCATENATE(&quot;0&quot;;TEXT( [.D18];[.D18]));[.D18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18];[.H18]))=1;CONCATENATE(&quot;0&quot;;TEXT( [.H18];[.H18]));[.H18])" office:value-type="string" office:string-value="00" calcext:value-type="string">
            <text:p>00</text:p>
          </table:table-cell>
          <table:table-cell table:formula="of:=IF(LEN(TEXT([.I18];[.I18]))=1;CONCATENATE(&quot;0&quot;;TEXT( [.I18];[.I18]));[.I18])" office:value-type="string" office:string-value="00" calcext:value-type="string">
            <text:p>00</text:p>
          </table:table-cell>
          <table:table-cell table:formula="of:=IF(LEN(TEXT([.J18];[.J18]))=1;CONCATENATE(&quot;0&quot;;TEXT( [.J18];[.J18]));[.J18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18];[.N18]))=1;CONCATENATE(&quot;0&quot;;TEXT( [.N18];[.N18]));[.N18])" office:value-type="string" office:string-value="D9" calcext:value-type="string">
            <text:p>D9</text:p>
          </table:table-cell>
          <table:table-cell table:formula="of:=IF(LEN(TEXT([.O18];[.O18]))=1;CONCATENATE(&quot;0&quot;;TEXT( [.O18];[.O18]));[.O18])" office:value-type="string" office:string-value="3A" calcext:value-type="string">
            <text:p>3A</text:p>
          </table:table-cell>
          <table:table-cell table:formula="of:=IF(LEN(TEXT([.P18];[.P18]))=1;CONCATENATE(&quot;0&quot;;TEXT( [.P18];[.P18]));[.P18])" office:value-type="string" office:string-value="18" calcext:value-type="string">
            <text:p>18</text:p>
          </table:table-cell>
          <table:table-cell table:number-columns-repeated="2"/>
          <table:table-cell table:style-name="Default" table:formula="of:=IF(LEN(TEXT([.S18];[.S18]))=1;CONCATENATE(&quot;0&quot;;TEXT( [.S18];[.S18]));[.S18])" office:value-type="string" office:string-value="03" calcext:value-type="string">
            <text:p>03</text:p>
          </table:table-cell>
          <table:table-cell table:formula="of:=IF(LEN(TEXT([.T18];[.T18]))=1;CONCATENATE(&quot;0&quot;;TEXT( [.T18];[.T18]));[.T18])" office:value-type="string" office:string-value="00" calcext:value-type="string">
            <text:p>00</text:p>
          </table:table-cell>
          <table:table-cell table:formula="of:=IF(LEN(TEXT([.U18];[.U18]))=1;CONCATENATE(&quot;0&quot;;TEXT( [.U18];[.U18]));[.U18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 table:visibility="collapse">
          <table:table-cell/>
          <table:table-cell table:style-name="Default" table:formula="of:=IF(LEN(TEXT([.B19];[.B19]))=1;CONCATENATE(&quot;0&quot;;TEXT( [.B19];[.B19]));[.B19])" office:value-type="string" office:string-value="00" calcext:value-type="string">
            <text:p>00</text:p>
          </table:table-cell>
          <table:table-cell table:formula="of:=IF(LEN(TEXT([.C19];[.C19]))=1;CONCATENATE(&quot;0&quot;;TEXT( [.C19];[.C19]));[.C19])" office:value-type="string" office:string-value="00" calcext:value-type="string">
            <text:p>00</text:p>
          </table:table-cell>
          <table:table-cell table:formula="of:=IF(LEN(TEXT([.D19];[.D19]))=1;CONCATENATE(&quot;0&quot;;TEXT( [.D19];[.D19]));[.D19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19];[.H19]))=1;CONCATENATE(&quot;0&quot;;TEXT( [.H19];[.H19]));[.H19])" office:value-type="string" office:string-value="00" calcext:value-type="string">
            <text:p>00</text:p>
          </table:table-cell>
          <table:table-cell table:formula="of:=IF(LEN(TEXT([.I19];[.I19]))=1;CONCATENATE(&quot;0&quot;;TEXT( [.I19];[.I19]));[.I19])" office:value-type="string" office:string-value="00" calcext:value-type="string">
            <text:p>00</text:p>
          </table:table-cell>
          <table:table-cell table:formula="of:=IF(LEN(TEXT([.J19];[.J19]))=1;CONCATENATE(&quot;0&quot;;TEXT( [.J19];[.J19]));[.J19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19];[.N19]))=1;CONCATENATE(&quot;0&quot;;TEXT( [.N19];[.N19]));[.N19])" office:value-type="string" office:string-value="D9" calcext:value-type="string">
            <text:p>D9</text:p>
          </table:table-cell>
          <table:table-cell table:formula="of:=IF(LEN(TEXT([.O19];[.O19]))=1;CONCATENATE(&quot;0&quot;;TEXT( [.O19];[.O19]));[.O19])" office:value-type="string" office:string-value="49" calcext:value-type="string">
            <text:p>49</text:p>
          </table:table-cell>
          <table:table-cell table:formula="of:=IF(LEN(TEXT([.P19];[.P19]))=1;CONCATENATE(&quot;0&quot;;TEXT( [.P19];[.P19]));[.P19])" office:value-type="string" office:string-value="0D" calcext:value-type="string">
            <text:p>0D</text:p>
          </table:table-cell>
          <table:table-cell table:number-columns-repeated="2"/>
          <table:table-cell table:style-name="Default" table:formula="of:=IF(LEN(TEXT([.S19];[.S19]))=1;CONCATENATE(&quot;0&quot;;TEXT( [.S19];[.S19]));[.S19])" office:value-type="string" office:string-value="04" calcext:value-type="string">
            <text:p>04</text:p>
          </table:table-cell>
          <table:table-cell table:formula="of:=IF(LEN(TEXT([.T19];[.T19]))=1;CONCATENATE(&quot;0&quot;;TEXT( [.T19];[.T19]));[.T19])" office:value-type="string" office:string-value="00" calcext:value-type="string">
            <text:p>00</text:p>
          </table:table-cell>
          <table:table-cell table:formula="of:=IF(LEN(TEXT([.U19];[.U19]))=1;CONCATENATE(&quot;0&quot;;TEXT( [.U19];[.U19]));[.U19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 table:visibility="collapse">
          <table:table-cell/>
          <table:table-cell table:style-name="Default" table:formula="of:=IF(LEN(TEXT([.B20];[.B20]))=1;CONCATENATE(&quot;0&quot;;TEXT( [.B20];[.B20]));[.B20])" office:value-type="string" office:string-value="00" calcext:value-type="string">
            <text:p>00</text:p>
          </table:table-cell>
          <table:table-cell table:formula="of:=IF(LEN(TEXT([.C20];[.C20]))=1;CONCATENATE(&quot;0&quot;;TEXT( [.C20];[.C20]));[.C20])" office:value-type="string" office:string-value="00" calcext:value-type="string">
            <text:p>00</text:p>
          </table:table-cell>
          <table:table-cell table:formula="of:=IF(LEN(TEXT([.D20];[.D20]))=1;CONCATENATE(&quot;0&quot;;TEXT( [.D20];[.D20]));[.D20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20];[.H20]))=1;CONCATENATE(&quot;0&quot;;TEXT( [.H20];[.H20]));[.H20])" office:value-type="string" office:string-value="00" calcext:value-type="string">
            <text:p>00</text:p>
          </table:table-cell>
          <table:table-cell table:formula="of:=IF(LEN(TEXT([.I20];[.I20]))=1;CONCATENATE(&quot;0&quot;;TEXT( [.I20];[.I20]));[.I20])" office:value-type="string" office:string-value="00" calcext:value-type="string">
            <text:p>00</text:p>
          </table:table-cell>
          <table:table-cell table:formula="of:=IF(LEN(TEXT([.J20];[.J20]))=1;CONCATENATE(&quot;0&quot;;TEXT( [.J20];[.J20]));[.J20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20];[.N20]))=1;CONCATENATE(&quot;0&quot;;TEXT( [.N20];[.N20]));[.N20])" office:value-type="string" office:string-value="D8" calcext:value-type="string">
            <text:p>D8</text:p>
          </table:table-cell>
          <table:table-cell table:formula="of:=IF(LEN(TEXT([.O20];[.O20]))=1;CONCATENATE(&quot;0&quot;;TEXT( [.O20];[.O20]));[.O20])" office:value-type="string" office:string-value="54" calcext:value-type="string">
            <text:p>54</text:p>
          </table:table-cell>
          <table:table-cell table:formula="of:=IF(LEN(TEXT([.P20];[.P20]))=1;CONCATENATE(&quot;0&quot;;TEXT( [.P20];[.P20]));[.P20])" office:value-type="string" office:string-value="06" calcext:value-type="string">
            <text:p>06</text:p>
          </table:table-cell>
          <table:table-cell table:number-columns-repeated="2"/>
          <table:table-cell table:style-name="Default" table:formula="of:=IF(LEN(TEXT([.S20];[.S20]))=1;CONCATENATE(&quot;0&quot;;TEXT( [.S20];[.S20]));[.S20])" office:value-type="string" office:string-value="05" calcext:value-type="string">
            <text:p>05</text:p>
          </table:table-cell>
          <table:table-cell table:formula="of:=IF(LEN(TEXT([.T20];[.T20]))=1;CONCATENATE(&quot;0&quot;;TEXT( [.T20];[.T20]));[.T20])" office:value-type="string" office:string-value="00" calcext:value-type="string">
            <text:p>00</text:p>
          </table:table-cell>
          <table:table-cell table:formula="of:=IF(LEN(TEXT([.U20];[.U20]))=1;CONCATENATE(&quot;0&quot;;TEXT( [.U20];[.U20]));[.U20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 table:visibility="collapse">
          <table:table-cell/>
          <table:table-cell table:style-name="Default" table:formula="of:=IF(LEN(TEXT([.B21];[.B21]))=1;CONCATENATE(&quot;0&quot;;TEXT( [.B21];[.B21]));[.B21])" office:value-type="string" office:string-value="00" calcext:value-type="string">
            <text:p>00</text:p>
          </table:table-cell>
          <table:table-cell table:formula="of:=IF(LEN(TEXT([.C21];[.C21]))=1;CONCATENATE(&quot;0&quot;;TEXT( [.C21];[.C21]));[.C21])" office:value-type="string" office:string-value="00" calcext:value-type="string">
            <text:p>00</text:p>
          </table:table-cell>
          <table:table-cell table:formula="of:=IF(LEN(TEXT([.D21];[.D21]))=1;CONCATENATE(&quot;0&quot;;TEXT( [.D21];[.D21]));[.D21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21];[.H21]))=1;CONCATENATE(&quot;0&quot;;TEXT( [.H21];[.H21]));[.H21])" office:value-type="string" office:string-value="00" calcext:value-type="string">
            <text:p>00</text:p>
          </table:table-cell>
          <table:table-cell table:formula="of:=IF(LEN(TEXT([.I21];[.I21]))=1;CONCATENATE(&quot;0&quot;;TEXT( [.I21];[.I21]));[.I21])" office:value-type="string" office:string-value="00" calcext:value-type="string">
            <text:p>00</text:p>
          </table:table-cell>
          <table:table-cell table:formula="of:=IF(LEN(TEXT([.J21];[.J21]))=1;CONCATENATE(&quot;0&quot;;TEXT( [.J21];[.J21]));[.J21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21];[.N21]))=1;CONCATENATE(&quot;0&quot;;TEXT( [.N21];[.N21]));[.N21])" office:value-type="string" office:string-value="D8" calcext:value-type="string">
            <text:p>D8</text:p>
          </table:table-cell>
          <table:table-cell table:formula="of:=IF(LEN(TEXT([.O21];[.O21]))=1;CONCATENATE(&quot;0&quot;;TEXT( [.O21];[.O21]));[.O21])" office:value-type="string" office:string-value="5B" calcext:value-type="string">
            <text:p>5B</text:p>
          </table:table-cell>
          <table:table-cell table:formula="of:=IF(LEN(TEXT([.P21];[.P21]))=1;CONCATENATE(&quot;0&quot;;TEXT( [.P21];[.P21]));[.P21])" office:value-type="string" office:string-value="01" calcext:value-type="string">
            <text:p>01</text:p>
          </table:table-cell>
          <table:table-cell table:number-columns-repeated="2"/>
          <table:table-cell table:style-name="Default" table:formula="of:=IF(LEN(TEXT([.S21];[.S21]))=1;CONCATENATE(&quot;0&quot;;TEXT( [.S21];[.S21]));[.S21])" office:value-type="string" office:string-value="06" calcext:value-type="string">
            <text:p>06</text:p>
          </table:table-cell>
          <table:table-cell table:formula="of:=IF(LEN(TEXT([.T21];[.T21]))=1;CONCATENATE(&quot;0&quot;;TEXT( [.T21];[.T21]));[.T21])" office:value-type="string" office:string-value="00" calcext:value-type="string">
            <text:p>00</text:p>
          </table:table-cell>
          <table:table-cell table:formula="of:=IF(LEN(TEXT([.U21];[.U21]))=1;CONCATENATE(&quot;0&quot;;TEXT( [.U21];[.U21]));[.U21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 table:visibility="collapse">
          <table:table-cell/>
          <table:table-cell table:style-name="Default" table:formula="of:=IF(LEN(TEXT([.B22];[.B22]))=1;CONCATENATE(&quot;0&quot;;TEXT( [.B22];[.B22]));[.B22])" office:value-type="string" office:string-value="00" calcext:value-type="string">
            <text:p>00</text:p>
          </table:table-cell>
          <table:table-cell table:formula="of:=IF(LEN(TEXT([.C22];[.C22]))=1;CONCATENATE(&quot;0&quot;;TEXT( [.C22];[.C22]));[.C22])" office:value-type="string" office:string-value="00" calcext:value-type="string">
            <text:p>00</text:p>
          </table:table-cell>
          <table:table-cell table:formula="of:=IF(LEN(TEXT([.D22];[.D22]))=1;CONCATENATE(&quot;0&quot;;TEXT( [.D22];[.D22]));[.D22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H22];[.H22]))=1;CONCATENATE(&quot;0&quot;;TEXT( [.H22];[.H22]));[.H22])" office:value-type="string" office:string-value="00" calcext:value-type="string">
            <text:p>00</text:p>
          </table:table-cell>
          <table:table-cell table:formula="of:=IF(LEN(TEXT([.I22];[.I22]))=1;CONCATENATE(&quot;0&quot;;TEXT( [.I22];[.I22]));[.I22])" office:value-type="string" office:string-value="00" calcext:value-type="string">
            <text:p>00</text:p>
          </table:table-cell>
          <table:table-cell table:formula="of:=IF(LEN(TEXT([.J22];[.J22]))=1;CONCATENATE(&quot;0&quot;;TEXT( [.J22];[.J22]));[.J22])" office:value-type="string" office:string-value="00" calcext:value-type="string">
            <text:p>00</text:p>
          </table:table-cell>
          <table:table-cell table:number-columns-repeated="3"/>
          <table:table-cell table:style-name="Default" table:formula="of:=IF(LEN(TEXT([.N22];[.N22]))=1;CONCATENATE(&quot;0&quot;;TEXT( [.N22];[.N22]));[.N22])" office:value-type="string" office:string-value="D8" calcext:value-type="string">
            <text:p>D8</text:p>
          </table:table-cell>
          <table:table-cell table:formula="of:=IF(LEN(TEXT([.O22];[.O22]))=1;CONCATENATE(&quot;0&quot;;TEXT( [.O22];[.O22]));[.O22])" office:value-type="string" office:string-value="5E" calcext:value-type="string">
            <text:p>5E</text:p>
          </table:table-cell>
          <table:table-cell table:formula="of:=IF(LEN(TEXT([.P22];[.P22]))=1;CONCATENATE(&quot;0&quot;;TEXT( [.P22];[.P22]));[.P22])" office:value-type="string" office:string-value="00" calcext:value-type="string">
            <text:p>00</text:p>
          </table:table-cell>
          <table:table-cell table:number-columns-repeated="2"/>
          <table:table-cell table:style-name="Default" table:formula="of:=IF(LEN(TEXT([.S22];[.S22]))=1;CONCATENATE(&quot;0&quot;;TEXT( [.S22];[.S22]));[.S22])" office:value-type="string" office:string-value="07" calcext:value-type="string">
            <text:p>07</text:p>
          </table:table-cell>
          <table:table-cell table:formula="of:=IF(LEN(TEXT([.T22];[.T22]))=1;CONCATENATE(&quot;0&quot;;TEXT( [.T22];[.T22]));[.T22])" office:value-type="string" office:string-value="00" calcext:value-type="string">
            <text:p>00</text:p>
          </table:table-cell>
          <table:table-cell table:formula="of:=IF(LEN(TEXT([.U22];[.U22]))=1;CONCATENATE(&quot;0&quot;;TEXT( [.U22];[.U22]));[.U22]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formula="of:=CONCATENATE(&quot;0x&quot;; [.B24];[.C24];[.D24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24];[.I24];[.J24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24];[.O24];[.P24]; &quot;,&quot;)" office:value-type="string" office:string-value="0xDD0040," calcext:value-type="string">
            <text:p>0xDD0040,</text:p>
          </table:table-cell>
          <table:table-cell table:number-columns-repeated="4"/>
          <table:table-cell table:formula="of:=CONCATENATE(&quot;0x&quot;; [.S24];[.T24];[.U24]; &quot;,&quot;)" office:value-type="string" office:string-value="0x000000," calcext:value-type="string">
            <text:p>0x000000,</text:p>
          </table:table-cell>
          <table:table-cell table:number-columns-repeated="7"/>
        </table:table-row>
        <table:table-row table:style-name="ro1">
          <table:table-cell/>
          <table:table-cell table:formula="of:=CONCATENATE(&quot;0x&quot;; [.B25];[.C25];[.D25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25];[.I25];[.J25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25];[.O25];[.P25]; &quot;,&quot;)" office:value-type="string" office:string-value="0xDB1431," calcext:value-type="string">
            <text:p>0xDB1431,</text:p>
          </table:table-cell>
          <table:table-cell table:number-columns-repeated="4"/>
          <table:table-cell table:formula="of:=CONCATENATE(&quot;0x&quot;; [.S25];[.T25];[.U25]; &quot;,&quot;)" office:value-type="string" office:string-value="0x010000," calcext:value-type="string">
            <text:p>0x010000,</text:p>
          </table:table-cell>
          <table:table-cell table:number-columns-repeated="7"/>
        </table:table-row>
        <table:table-row table:style-name="ro1">
          <table:table-cell/>
          <table:table-cell table:formula="of:=CONCATENATE(&quot;0x&quot;; [.B26];[.C26];[.D26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26];[.I26];[.J26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26];[.O26];[.P26]; &quot;,&quot;)" office:value-type="string" office:string-value="0xDA2824," calcext:value-type="string">
            <text:p>0xDA2824,</text:p>
          </table:table-cell>
          <table:table-cell table:number-columns-repeated="4"/>
          <table:table-cell table:formula="of:=CONCATENATE(&quot;0x&quot;; [.S26];[.T26];[.U26]; &quot;,&quot;)" office:value-type="string" office:string-value="0x020000," calcext:value-type="string">
            <text:p>0x020000,</text:p>
          </table:table-cell>
          <table:table-cell table:number-columns-repeated="7"/>
        </table:table-row>
        <table:table-row table:style-name="ro1">
          <table:table-cell/>
          <table:table-cell table:formula="of:=CONCATENATE(&quot;0x&quot;; [.B27];[.C27];[.D27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27];[.I27];[.J27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27];[.O27];[.P27]; &quot;,&quot;)" office:value-type="string" office:string-value="0xD93A18," calcext:value-type="string">
            <text:p>0xD93A18,</text:p>
          </table:table-cell>
          <table:table-cell table:number-columns-repeated="4"/>
          <table:table-cell table:formula="of:=CONCATENATE(&quot;0x&quot;; [.S27];[.T27];[.U27]; &quot;,&quot;)" office:value-type="string" office:string-value="0x030000," calcext:value-type="string">
            <text:p>0x030000,</text:p>
          </table:table-cell>
          <table:table-cell table:number-columns-repeated="7"/>
        </table:table-row>
        <table:table-row table:style-name="ro1">
          <table:table-cell/>
          <table:table-cell table:formula="of:=CONCATENATE(&quot;0x&quot;; [.B28];[.C28];[.D28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28];[.I28];[.J28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28];[.O28];[.P28]; &quot;,&quot;)" office:value-type="string" office:string-value="0xD9490D," calcext:value-type="string">
            <text:p>0xD9490D,</text:p>
          </table:table-cell>
          <table:table-cell table:number-columns-repeated="4"/>
          <table:table-cell table:formula="of:=CONCATENATE(&quot;0x&quot;; [.S28];[.T28];[.U28]; &quot;,&quot;)" office:value-type="string" office:string-value="0x040000," calcext:value-type="string">
            <text:p>0x040000,</text:p>
          </table:table-cell>
          <table:table-cell table:number-columns-repeated="7"/>
        </table:table-row>
        <table:table-row table:style-name="ro1">
          <table:table-cell/>
          <table:table-cell table:formula="of:=CONCATENATE(&quot;0x&quot;; [.B29];[.C29];[.D29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29];[.I29];[.J29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29];[.O29];[.P29]; &quot;,&quot;)" office:value-type="string" office:string-value="0xD85406," calcext:value-type="string">
            <text:p>0xD85406,</text:p>
          </table:table-cell>
          <table:table-cell table:number-columns-repeated="4"/>
          <table:table-cell table:formula="of:=CONCATENATE(&quot;0x&quot;; [.S29];[.T29];[.U29]; &quot;,&quot;)" office:value-type="string" office:string-value="0x050000," calcext:value-type="string">
            <text:p>0x050000,</text:p>
          </table:table-cell>
          <table:table-cell table:number-columns-repeated="7"/>
        </table:table-row>
        <table:table-row table:style-name="ro1">
          <table:table-cell/>
          <table:table-cell table:formula="of:=CONCATENATE(&quot;0x&quot;; [.B30];[.C30];[.D30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30];[.I30];[.J30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30];[.O30];[.P30]; &quot;,&quot;)" office:value-type="string" office:string-value="0xD85B01," calcext:value-type="string">
            <text:p>0xD85B01,</text:p>
          </table:table-cell>
          <table:table-cell table:number-columns-repeated="4"/>
          <table:table-cell table:formula="of:=CONCATENATE(&quot;0x&quot;; [.S30];[.T30];[.U30]; &quot;,&quot;)" office:value-type="string" office:string-value="0x060000," calcext:value-type="string">
            <text:p>0x060000,</text:p>
          </table:table-cell>
          <table:table-cell table:number-columns-repeated="7"/>
        </table:table-row>
        <table:table-row table:style-name="ro1">
          <table:table-cell/>
          <table:table-cell table:formula="of:=CONCATENATE(&quot;0x&quot;; [.B31];[.C31];[.D31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H31];[.I31];[.J31]; &quot;,&quot;)" office:value-type="string" office:string-value="0x000000," calcext:value-type="string">
            <text:p>0x000000,</text:p>
          </table:table-cell>
          <table:table-cell table:number-columns-repeated="5"/>
          <table:table-cell table:formula="of:=CONCATENATE(&quot;0x&quot;; [.N31];[.O31];[.P31]; &quot;,&quot;)" office:value-type="string" office:string-value="0xD85E00," calcext:value-type="string">
            <text:p>0xD85E00,</text:p>
          </table:table-cell>
          <table:table-cell table:number-columns-repeated="4"/>
          <table:table-cell table:formula="of:=CONCATENATE(&quot;0x&quot;; [.S31];[.T31];[.U31]; &quot;,&quot;)" office:value-type="string" office:string-value="0x070000," calcext:value-type="string">
            <text:p>0x070000,</text:p>
          </table:table-cell>
          <table:table-cell table:number-columns-repeated="7"/>
        </table:table-row>
        <table:table-row table:style-name="ro1">
          <table:table-cell/>
          <table:table-cell table:formula="of:=[.B40]" office:value-type="string" office:string-value="0x000000," calcext:value-type="string">
            <text:p>0x000000,</text:p>
          </table:table-cell>
          <table:table-cell table:number-columns-repeated="5"/>
          <table:table-cell table:formula="of:=[.H40]" office:value-type="string" office:string-value="0x000000," calcext:value-type="string">
            <text:p>0x000000,</text:p>
          </table:table-cell>
          <table:table-cell table:number-columns-repeated="5"/>
          <table:table-cell table:formula="of:=[.N40]" office:value-type="string" office:string-value="0xD85E00," calcext:value-type="string">
            <text:p>0xD85E00,</text:p>
          </table:table-cell>
          <table:table-cell table:number-columns-repeated="4"/>
          <table:table-cell table:formula="of:=[.S40]" office:value-type="string" office:string-value="0x070000," calcext:value-type="string">
            <text:p>0x070000,</text:p>
          </table:table-cell>
          <table:table-cell table:number-columns-repeated="7"/>
        </table:table-row>
        <table:table-row table:style-name="ro1">
          <table:table-cell/>
          <table:table-cell table:formula="of:=[.B39]" office:value-type="string" office:string-value="0x000000," calcext:value-type="string">
            <text:p>0x000000,</text:p>
          </table:table-cell>
          <table:table-cell table:number-columns-repeated="5"/>
          <table:table-cell table:formula="of:=[.H39]" office:value-type="string" office:string-value="0x000000," calcext:value-type="string">
            <text:p>0x000000,</text:p>
          </table:table-cell>
          <table:table-cell table:number-columns-repeated="5"/>
          <table:table-cell table:formula="of:=[.N39]" office:value-type="string" office:string-value="0xD85B01," calcext:value-type="string">
            <text:p>0xD85B01,</text:p>
          </table:table-cell>
          <table:table-cell table:number-columns-repeated="4"/>
          <table:table-cell table:formula="of:=[.S39]" office:value-type="string" office:string-value="0x060000," calcext:value-type="string">
            <text:p>0x060000,</text:p>
          </table:table-cell>
          <table:table-cell table:number-columns-repeated="7"/>
        </table:table-row>
        <table:table-row table:style-name="ro1">
          <table:table-cell/>
          <table:table-cell table:formula="of:=[.B38]" office:value-type="string" office:string-value="0x000000," calcext:value-type="string">
            <text:p>0x000000,</text:p>
          </table:table-cell>
          <table:table-cell table:number-columns-repeated="5"/>
          <table:table-cell table:formula="of:=[.H38]" office:value-type="string" office:string-value="0x000000," calcext:value-type="string">
            <text:p>0x000000,</text:p>
          </table:table-cell>
          <table:table-cell table:number-columns-repeated="5"/>
          <table:table-cell table:formula="of:=[.N38]" office:value-type="string" office:string-value="0xD85406," calcext:value-type="string">
            <text:p>0xD85406,</text:p>
          </table:table-cell>
          <table:table-cell table:number-columns-repeated="4"/>
          <table:table-cell table:formula="of:=[.S38]" office:value-type="string" office:string-value="0x050000," calcext:value-type="string">
            <text:p>0x050000,</text:p>
          </table:table-cell>
          <table:table-cell table:number-columns-repeated="7"/>
        </table:table-row>
        <table:table-row table:style-name="ro1">
          <table:table-cell/>
          <table:table-cell table:formula="of:=[.B37]" office:value-type="string" office:string-value="0x000000," calcext:value-type="string">
            <text:p>0x000000,</text:p>
          </table:table-cell>
          <table:table-cell table:number-columns-repeated="5"/>
          <table:table-cell table:formula="of:=[.H37]" office:value-type="string" office:string-value="0x000000," calcext:value-type="string">
            <text:p>0x000000,</text:p>
          </table:table-cell>
          <table:table-cell table:number-columns-repeated="5"/>
          <table:table-cell table:formula="of:=[.N37]" office:value-type="string" office:string-value="0xD9490D," calcext:value-type="string">
            <text:p>0xD9490D,</text:p>
          </table:table-cell>
          <table:table-cell table:number-columns-repeated="4"/>
          <table:table-cell table:formula="of:=[.S37]" office:value-type="string" office:string-value="0x040000," calcext:value-type="string">
            <text:p>0x040000,</text:p>
          </table:table-cell>
          <table:table-cell table:number-columns-repeated="7"/>
        </table:table-row>
        <table:table-row table:style-name="ro1">
          <table:table-cell/>
          <table:table-cell table:formula="of:=[.B36]" office:value-type="string" office:string-value="0x000000," calcext:value-type="string">
            <text:p>0x000000,</text:p>
          </table:table-cell>
          <table:table-cell table:number-columns-repeated="5"/>
          <table:table-cell table:formula="of:=[.H36]" office:value-type="string" office:string-value="0x000000," calcext:value-type="string">
            <text:p>0x000000,</text:p>
          </table:table-cell>
          <table:table-cell table:number-columns-repeated="5"/>
          <table:table-cell table:formula="of:=[.N36]" office:value-type="string" office:string-value="0xD93A18," calcext:value-type="string">
            <text:p>0xD93A18,</text:p>
          </table:table-cell>
          <table:table-cell table:number-columns-repeated="4"/>
          <table:table-cell table:formula="of:=[.S36]" office:value-type="string" office:string-value="0x030000," calcext:value-type="string">
            <text:p>0x030000,</text:p>
          </table:table-cell>
          <table:table-cell table:number-columns-repeated="7"/>
        </table:table-row>
        <table:table-row table:style-name="ro1">
          <table:table-cell/>
          <table:table-cell table:formula="of:=[.B35]" office:value-type="string" office:string-value="0x000000," calcext:value-type="string">
            <text:p>0x000000,</text:p>
          </table:table-cell>
          <table:table-cell table:number-columns-repeated="5"/>
          <table:table-cell table:formula="of:=[.H35]" office:value-type="string" office:string-value="0x000000," calcext:value-type="string">
            <text:p>0x000000,</text:p>
          </table:table-cell>
          <table:table-cell table:number-columns-repeated="5"/>
          <table:table-cell table:formula="of:=[.N35]" office:value-type="string" office:string-value="0xDA2824," calcext:value-type="string">
            <text:p>0xDA2824,</text:p>
          </table:table-cell>
          <table:table-cell table:number-columns-repeated="4"/>
          <table:table-cell table:formula="of:=[.S35]" office:value-type="string" office:string-value="0x020000," calcext:value-type="string">
            <text:p>0x020000,</text:p>
          </table:table-cell>
          <table:table-cell table:number-columns-repeated="7"/>
        </table:table-row>
        <table:table-row table:style-name="ro1">
          <table:table-cell/>
          <table:table-cell table:formula="of:=[.B34]" office:value-type="string" office:string-value="0x000000," calcext:value-type="string">
            <text:p>0x000000,</text:p>
          </table:table-cell>
          <table:table-cell table:number-columns-repeated="5"/>
          <table:table-cell table:formula="of:=[.H34]" office:value-type="string" office:string-value="0x000000," calcext:value-type="string">
            <text:p>0x000000,</text:p>
          </table:table-cell>
          <table:table-cell table:number-columns-repeated="5"/>
          <table:table-cell table:formula="of:=[.N34]" office:value-type="string" office:string-value="0xDB1431," calcext:value-type="string">
            <text:p>0xDB1431,</text:p>
          </table:table-cell>
          <table:table-cell table:number-columns-repeated="4"/>
          <table:table-cell table:formula="of:=[.S34]" office:value-type="string" office:string-value="0x010000," calcext:value-type="string">
            <text:p>0x010000,</text:p>
          </table:table-cell>
          <table:table-cell table:number-columns-repeated="7"/>
        </table:table-row>
        <table:table-row table:style-name="ro1">
          <table:table-cell/>
          <table:table-cell table:formula="of:=[.B33]" office:value-type="string" office:string-value="0x000000," calcext:value-type="string">
            <text:p>0x000000,</text:p>
          </table:table-cell>
          <table:table-cell table:number-columns-repeated="5"/>
          <table:table-cell table:formula="of:=[.H33]" office:value-type="string" office:string-value="0x000000," calcext:value-type="string">
            <text:p>0x000000,</text:p>
          </table:table-cell>
          <table:table-cell table:number-columns-repeated="5"/>
          <table:table-cell table:formula="of:=[.N33]" office:value-type="string" office:string-value="0xDD0040," calcext:value-type="string">
            <text:p>0xDD0040,</text:p>
          </table:table-cell>
          <table:table-cell table:number-columns-repeated="4"/>
          <table:table-cell table:formula="of:=[.S33]" office:value-type="string" office:string-value="0x000000," calcext:value-type="string">
            <text:p>0x000000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21:54:00.603133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35:45.104313464</meta:creation-date>
    <dc:date>2021-09-15T23:35:15.512534597</dc:date>
    <meta:editing-duration>PT4H13M41S</meta:editing-duration>
    <meta:editing-cycles>15</meta:editing-cycles>
    <meta:generator>LibreOffice/7.1.5.2$Linux_X86_64 LibreOffice_project/10$Build-2</meta:generator>
    <meta:document-statistic meta:table-count="1" meta:cell-count="441" meta:object-count="0"/>
  </office:meta>
</office:document-meta>
</file>